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500000037E2C40F0FBDE023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7ca3d" officeooo:paragraph-rsid="0017ca3d"/>
    </style:style>
    <style:style style:name="P2" style:family="paragraph" style:parent-style-name="Preformatted_20_Text">
      <style:paragraph-properties fo:text-align="start" style:justify-single-word="false"/>
      <style:text-properties officeooo:rsid="0018169a" officeooo:paragraph-rsid="0018169a"/>
    </style:style>
    <style:style style:name="P3" style:family="paragraph" style:parent-style-name="Preformatted_20_Text">
      <style:paragraph-properties fo:text-align="start" style:justify-single-word="false"/>
      <style:text-properties officeooo:rsid="00198f9a" officeooo:paragraph-rsid="00198f9a"/>
    </style:style>
    <style:style style:name="P4" style:family="paragraph" style:parent-style-name="Preformatted_20_Text">
      <style:paragraph-properties fo:text-align="start" style:justify-single-word="false"/>
      <style:text-properties officeooo:rsid="001acb37" officeooo:paragraph-rsid="001acb37"/>
    </style:style>
    <style:style style:name="P5" style:family="paragraph" style:parent-style-name="Standard">
      <style:paragraph-properties fo:text-align="center" style:justify-single-word="false"/>
      <style:text-properties officeooo:rsid="00177dbe" officeooo:paragraph-rsid="00177dbe"/>
    </style:style>
    <style:style style:name="P6" style:family="paragraph" style:parent-style-name="Standard">
      <style:paragraph-properties fo:text-align="start" style:justify-single-word="false"/>
      <style:text-properties officeooo:rsid="0017ca3d" officeooo:paragraph-rsid="0017ca3d"/>
    </style:style>
    <style:style style:name="P7" style:family="paragraph" style:parent-style-name="Standard">
      <style:paragraph-properties fo:text-align="start" style:justify-single-word="false"/>
      <style:text-properties officeooo:rsid="0018169a" officeooo:paragraph-rsid="0018169a"/>
    </style:style>
    <style:style style:name="P8" style:family="paragraph" style:parent-style-name="Standard">
      <style:paragraph-properties fo:text-align="start" style:justify-single-word="false"/>
      <style:text-properties officeooo:paragraph-rsid="001c9f50"/>
    </style:style>
    <style:style style:name="P9" style:family="paragraph" style:parent-style-name="Standard">
      <style:paragraph-properties fo:text-align="start" style:justify-single-word="false"/>
      <style:text-properties officeooo:paragraph-rsid="00200a2c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acb37" officeooo:paragraph-rsid="001acb3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c9f50" officeooo:paragraph-rsid="001c9f5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7ca3d" officeooo:paragraph-rsid="0017ca3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18169a" officeooo:paragraph-rsid="0018169a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1acb37" officeooo:paragraph-rsid="001acb37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200a2c" officeooo:paragraph-rsid="00200a2c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rsid="001acb37" officeooo:paragraph-rsid="001acb37"/>
    </style:style>
    <style:style style:name="P17" style:family="paragraph" style:parent-style-name="Standard">
      <style:paragraph-properties fo:text-align="start" style:justify-single-word="false"/>
      <style:text-properties officeooo:rsid="001c9f50" officeooo:paragraph-rsid="001c9f50"/>
    </style:style>
    <style:style style:name="P18" style:family="paragraph" style:parent-style-name="Standard">
      <style:paragraph-properties fo:text-align="start" style:justify-single-word="false"/>
      <style:text-properties officeooo:rsid="00200a2c" officeooo:paragraph-rsid="00200a2c"/>
    </style:style>
    <style:style style:name="P19" style:family="paragraph" style:parent-style-name="Standard">
      <style:paragraph-properties fo:text-align="start" style:justify-single-word="false"/>
      <style:text-properties officeooo:rsid="001c9f50" officeooo:paragraph-rsid="0023b342"/>
    </style:style>
    <style:style style:name="P20" style:family="paragraph" style:parent-style-name="Standard">
      <style:paragraph-properties fo:text-align="start" style:justify-single-word="false"/>
      <style:text-properties officeooo:paragraph-rsid="001c9f50"/>
    </style:style>
    <style:style style:name="P21" style:family="paragraph" style:parent-style-name="Standard">
      <style:paragraph-properties fo:text-align="start" style:justify-single-word="false"/>
      <style:text-properties officeooo:paragraph-rsid="0024d89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9f50"/>
    </style:style>
    <style:style style:name="T3" style:family="text">
      <style:text-properties style:font-name="Liberation Mono" officeooo:rsid="00200a2c" style:font-name-asian="Noto Sans Mono CJK SC" style:font-name-complex="Liberation Mono"/>
    </style:style>
    <style:style style:name="T4" style:family="text">
      <style:text-properties officeooo:rsid="0024ac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ướng dẫn cài đặt website </text:p>
      <text:p text:style-name="P12">1.Cài đặt PostgreSQL</text:p>
      <text:p text:style-name="P6"/>
      <text:p text:style-name="P1"><text:bookmark text:name="span-87-157"/><text:span text:style-name="Source_20_Text">sudo apt-get update</text:span></text:p>
      <text:p text:style-name="P1"><text:bookmark text:name="span-87-1571"/><text:span text:style-name="Source_20_Text">sudo apt-get install postgresql postgresql-contrib</text:span></text:p>
      <text:p text:style-name="P1"><text:span text:style-name="Source_20_Text"/></text:p>
      <text:p text:style-name="P1"><text:span text:style-name="Source_20_Text">Sau khi cài đặt kết thúc chạy câu lệnh sau :</text:span></text:p>
      <text:p text:style-name="P1"><text:span text:style-name="Source_20_Text"/></text:p>
      <text:p text:style-name="P1"><text:span text:style-name="Source_20_Text">sudo -u postgres psql</text:span></text:p>
      <text:p text:style-name="P1"><text:span text:style-name="Source_20_Text"/></text:p>
      <text:p text:style-name="P1"><text:span text:style-name="Source_20_Text">Lúc này bạn đang trong môi trường postgres , sau đó chạy câu lệnh dưới để thay đổi mật khẩu :</text:span></text:p>
      <text:p text:style-name="P1"><text:span text:style-name="Source_20_Text"/></text:p>
      <text:p text:style-name="P2">→ ALTER USER postgres PASSWORD 'pass_word_của_bạn';</text:p>
      <text:p text:style-name="P2"/>
      <text:p text:style-name="P2">*note : user "postgres" là user mặc định và cấp cao nhất , bạn có thể tạo 1 user khác . Tuy nhiên , Ở đây mình đề nghị nên sử dụng user "postgres" mặc định</text:p>
      <text:p text:style-name="P2"/>
      <text:p text:style-name="P2">Khởi tạo database : </text:p>
      <text:p text:style-name="P6"/>
      <text:p text:style-name="P7">→ CREATE DATABASE ten_database_cua_ban </text:p>
      <text:p text:style-name="P7"/>
      <text:p text:style-name="P7">Vậy là xong phần cài đặt postgres</text:p>
      <text:p text:style-name="P7"/>
      <text:p text:style-name="P13">2.Cài đặt Redis</text:p>
      <text:p text:style-name="P7"/>
      <text:p text:style-name="P3"><text:span text:style-name="Source_20_Text">sudo apt update</text:span></text:p>
      <text:p text:style-name="P2"><text:span text:style-name="Source_20_Text">sudo apt install redis-server</text:span></text:p>
      <text:p text:style-name="P7"/>
      <text:p text:style-name="P7">Kiểm tra xem đã cài thành công hay chưa :</text:p>
      <text:p text:style-name="P7"/>
      <text:p text:style-name="P7">redis-server --version</text:p>
      <text:p text:style-name="P7"><draw:frame draw:style-name="fr1" draw:name="Image1" text:anchor-type="char" svg:x="-0.0835in" svg:y="0.1409in" svg:width="6.6929in" svg:height="0.4965in" draw:z-index="0"><draw:image xlink:href="Pictures/10000201000002E500000037E2C40F0FBDE02395.png" xlink:type="simple" xlink:show="embed" xlink:actuate="onLoad" loext:mime-type="image/png"/></draw:frame></text:p>
      <text:p text:style-name="P16">Ok ra như vậy là đã thành công .</text:p>
      <text:p text:style-name="P16"/>
      <text:p text:style-name="P14">3.Cài đặt các gói PHP cần thiết</text:p>
      <text:p text:style-name="P16"/>
      <text:p text:style-name="P10">3.1 php-redis</text:p>
      <text:p text:style-name="P16"/>
      <text:p text:style-name="P4"><text:span text:style-name="Source_20_Text">sudo apt-get install php-redis</text:span></text:p>
      <text:p text:style-name="P16"/>
      <text:p text:style-name="P10">3.2 php-postgres</text:p>
      <text:p text:style-name="P16"/>
      <text:p text:style-name="P16">sudo apt-get install php8.0-pgsql</text:p>
      <text:p text:style-name="P16"/>
      <text:p text:style-name="P10">3.3 <text:span text:style-name="T2">php-gd</text:span></text:p>
      <text:p text:style-name="P16"/>
      <text:p text:style-name="P16">sudo apt-get install php8.0-gd</text:p>
      <text:p text:style-name="P16"/>
      <text:p text:style-name="P11">3.4 php-dom</text:p>
      <text:p text:style-name="P17"/>
      <text:p text:style-name="P17"><text:bookmark text:name="step2"/><text:soft-page-break/><text:span text:style-name="Source_20_Text">sudo apt-get install php8.0-dom</text:span></text:p>
      <text:p text:style-name="P17"><text:span text:style-name="Source_20_Text"/></text:p>
      <text:p text:style-name="P17"><text:span text:style-name="Source_20_Text"><text:span text:style-name="T1">3.5 php-mbstring</text:span></text:span></text:p>
      <text:p text:style-name="P17"><text:span text:style-name="Source_20_Text"/></text:p>
      <text:p text:style-name="P19"><text:span text:style-name="Source_20_Text">sudo apt-get install php8.0-</text:span><text:span text:style-name="Source_20_Text"><text:span text:style-name="T1">mbstring</text:span></text:span></text:p>
      <text:p text:style-name="P17"/>
      <text:p text:style-name="P15">3.6 php-curl</text:p>
      <text:p text:style-name="P18"/>
      <text:p text:style-name="P9"><text:span text:style-name="Source_20_Text"><text:span text:style-name="T2">sudo apt-get install php8.0-</text:span></text:span><text:span text:style-name="Source_20_Text"><text:span text:style-name="T3">curl</text:span></text:span></text:p>
      <text:p text:style-name="P17"/>
      <text:p text:style-name="P17">Cuối cùng là reset lại apache/nginx</text:p>
      <text:p text:style-name="P17"/>
      <text:p text:style-name="P17">nginx : sudo service nginx restart</text:p>
      <text:p text:style-name="P8"><text:span text:style-name="T2">apache2 : </text:span><text:span text:style-name="Source_20_Text">sudo service apache2 restart</text:span></text:p>
      <text:p text:style-name="P8"><text:span text:style-name="Source_20_Text"/></text:p>
      <text:p text:style-name="P8"><text:span text:style-name="Source_20_Text"/></text:p>
      <text:p text:style-name="P8"><text:span text:style-name="Source_20_Text">Import database mẫu</text:span></text:p>
      <text:p text:style-name="P8"><text:span text:style-name="Source_20_Text"/></text:p>
      <text:p text:style-name="P8"><text:span text:style-name="Source_20_Text">psql -h localhost -d tên_database_bạn_đã_tạo -U postgres -f sqlfile.sql</text:span></text:p>
      <text:p text:style-name="P8"><text:span text:style-name="Source_20_Text"/></text:p>
      <text:p text:style-name="P21"><text:span text:style-name="Source_20_Text">Gặp vấn đề khi cài đặt ? Inbox ngay để hỗ trợ cài đặt từ A→Z</text:span></text:p>
      <text:p text:style-name="P21"><text:span text:style-name="Source_20_Text"/></text:p>
      <text:p text:style-name="P21"><text:span text:style-name="Source_20_Text">https://www.facebook.com/nguyen.kathy.31945243/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13:45:50.460309028</meta:creation-date>
    <dc:date>2021-06-06T13:06:57.985220255</dc:date>
    <meta:editing-duration>PT2H8M36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2" meta:paragraph-count="38" meta:word-count="231" meta:character-count="1330" meta:non-whitespace-character-count="1135"/>
  </office:meta>
</office:document-meta>
</file>